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lizarin-title">
      <style:graphic-properties draw:auto-grow-height="true" fo:min-height="2.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Buy2gether</text:p>
          </draw:text-box>
        </draw:frame>
        <draw:frame presentation:style-name="pr2" draw:layer="layout" svg:width="25.5cm" svg:height="13cm" svg:x="1cm" svg:y="17cm" presentation:class="outline" presentation:user-transformed="true">
          <draw:text-box>
            <text:list text:style-name="L2">
              <text:list-item>
                <text:p>Von Quim, Alexander und Friedri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as Ziel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header>
                <text:p>Autofahrten zum Einkaufen werden gespar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Was?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Ein Soziales Netzwerk zur Verständigung zwischen Einkäufern und Leuten aus der Nachbarschaft, die etwas aus dem Geschäft benöti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Wie?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Website, auf der Einkäufer eintragen können wo und wann sie einkaufen, und andere Leute eintragen können was sie brauc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1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Foliennumm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5T17:26:33.479291724</meta:creation-date>
    <dc:date>2019-05-25T17:37:36.018121361</dc:date>
    <meta:editing-duration>PT12S</meta:editing-duration>
    <meta:editing-cycles>1</meta:editing-cycles>
    <meta:document-statistic meta:object-count="52"/>
    <meta:generator>LibreOffice/5.1.6.2$Linux_X86_64 LibreOffice_project/10m0$Build-2</meta:generator>
  </office:meta>
</office:document-meta>
</file>